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CU: Alta de Álbum.</text:p>
      <text:p text:style-name="Standard"/>
      <text:p text:style-name="Standard">Cada usuario tiene la posibilidad de crear álbumes. Los mismo se crean con un nombre, un lugar y una descripción. No existe limite de creación de álbumes por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14:19:25</meta:creation-date>
    <dc:date>2011-04-16T15:19:16</dc:date>
    <meta:editing-duration>PT4M24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2" meta:word-count="34" meta:character-count="197"/>
  </office:meta>
</office:document-meta>
</file>